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paragraph-properties fo:text-align="justify" style:justify-single-word="false"/>
      <style:text-properties style:font-name="Calibri" fo:font-size="16pt" style:text-underline-style="solid" style:text-underline-width="auto" style:text-underline-color="font-color" fo:font-weight="bold" style:font-size-asian="16pt" style:font-weight-asian="bold" style:font-size-complex="16pt" style:font-weight-complex="bold"/>
    </style:style>
    <style:style style:name="P3" style:family="paragraph" style:parent-style-name="Standard">
      <style:paragraph-properties fo:text-align="justify" style:justify-single-word="false"/>
      <style:text-properties style:font-name="Calibri"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justify" style:justify-single-word="false">
        <style:tab-stops/>
      </style:paragraph-properties>
      <style:text-properties style:font-name="Calibri"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style:font-name="Calibri" fo:font-size="12pt" fo:language="de" fo:country="DE" style:text-underline-style="none" fo:font-weight="normal" style:font-size-asian="12pt" style:font-weight-asian="normal" style:font-size-complex="12pt" style:font-weight-complex="normal"/>
    </style:style>
    <style:style style:name="P6" style:family="paragraph" style:parent-style-name="Standard">
      <style:paragraph-properties fo:text-align="justify" style:justify-single-word="false">
        <style:tab-stops/>
      </style:paragraph-properties>
      <style:text-properties style:font-name="Calibri" fo:font-size="12pt" fo:language="de" fo:country="DE" style:text-underline-style="none"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tab-stops>
          <style:tab-stop style:position="0.2709in"/>
        </style:tab-stops>
      </style:paragraph-properties>
      <style:text-properties style:font-name="Calibri" fo:font-size="12pt" fo:language="de" fo:country="DE" style:text-underline-style="none" fo:font-weight="bold" style:font-size-asian="12pt" style:font-weight-asian="bold" style:font-size-complex="12pt" style:font-weight-complex="bold"/>
    </style:style>
    <style:style style:name="P8" style:family="paragraph" style:parent-style-name="Standard">
      <style:paragraph-properties fo:text-align="justify" style:justify-single-word="false">
        <style:tab-stops/>
      </style:paragraph-properties>
      <style:text-properties style:font-name="Calibri" fo:font-size="12pt" fo:language="de" fo:country="DE" style:text-underline-style="none" fo:font-weight="bold" style:font-size-asian="12pt" style:font-weight-asian="bold" style:font-size-complex="12pt" style:font-weight-complex="bold"/>
    </style:style>
    <style:style style:name="P9" style:family="paragraph" style:parent-style-name="Standard">
      <style:paragraph-properties fo:margin-left="0.1874in" fo:margin-right="0in" fo:text-align="justify" style:justify-single-word="false" fo:text-indent="0in" style:auto-text-indent="false">
        <style:tab-stops/>
      </style:paragraph-properties>
      <style:text-properties style:font-name="Calibri" fo:font-size="12pt" style:text-underline-style="none" fo:font-weight="normal" style:font-size-asian="12pt" style:font-weight-asian="normal" style:font-size-complex="12pt" style:font-weight-complex="normal"/>
    </style:style>
    <style:style style:name="P10" style:family="paragraph" style:parent-style-name="Standard">
      <style:paragraph-properties fo:margin-left="0in" fo:margin-right="0in" fo:text-align="justify" style:justify-single-word="false" fo:text-indent="0.25in" style:auto-text-indent="false">
        <style:tab-stops/>
      </style:paragraph-properties>
      <style:text-properties style:font-name="Calibri" fo:font-size="12pt" fo:language="de" fo:country="DE" style:text-underline-style="none" fo:font-weight="bold" style:font-size-asian="12pt" style:font-weight-asian="bold" style:font-size-complex="12pt" style:font-weight-complex="bold"/>
    </style:style>
    <style:style style:name="P11" style:family="paragraph" style:parent-style-name="Standard" style:list-style-name="L1">
      <style:paragraph-properties fo:text-align="justify" style:justify-single-word="false"/>
      <style:text-properties style:font-name="Calibri" fo:font-size="12pt" style:text-underline-style="none" fo:font-weight="bold" style:font-size-asian="12pt" style:font-weight-asian="bold" style:font-size-complex="12pt" style:font-weight-complex="bold"/>
    </style:style>
    <style:style style:name="P12" style:family="paragraph" style:parent-style-name="Standard" style:list-style-name="L2">
      <style:paragraph-properties fo:text-align="justify" style:justify-single-word="false"/>
      <style:text-properties style:font-name="Calibri" fo:font-size="12pt" style:text-underline-style="none" fo:font-weight="bold" style:font-size-asian="12pt" style:font-weight-asian="bold" style:font-size-complex="12pt" style:font-weight-complex="bold"/>
    </style:style>
    <style:style style:name="P13" style:family="paragraph" style:parent-style-name="Standard" style:list-style-name="L1">
      <style:paragraph-properties fo:text-align="justify" style:justify-single-word="false"/>
      <style:text-properties style:font-name="Calibri" fo:font-size="12pt" style:text-underline-style="none" fo:font-weight="normal" style:font-size-asian="12pt" style:font-weight-asian="normal" style:font-size-complex="12pt" style:font-weight-complex="normal"/>
    </style:style>
    <style:style style:name="P14" style:family="paragraph" style:parent-style-name="Standard" style:list-style-name="L2">
      <style:paragraph-properties fo:text-align="justify" style:justify-single-word="false"/>
      <style:text-properties style:font-name="Calibri" fo:font-size="12pt" style:text-underline-style="none" fo:font-weight="normal" style:font-size-asian="12pt" style:font-weight-asian="normal" style:font-size-complex="12pt" style:font-weight-complex="normal"/>
    </style:style>
    <style:style style:name="P15" style:family="paragraph" style:parent-style-name="Standard" style:list-style-name="L4">
      <style:paragraph-properties fo:text-align="justify" style:justify-single-word="false"/>
      <style:text-properties style:font-name="Calibri" fo:font-size="12pt" style:text-underline-style="none" fo:font-weight="normal" style:font-size-asian="12pt" style:font-weight-asian="normal" style:font-size-complex="12pt" style:font-weight-complex="normal"/>
    </style:style>
    <style:style style:name="P16" style:family="paragraph" style:parent-style-name="Standard" style:list-style-name="L6">
      <style:paragraph-properties fo:text-align="justify" style:justify-single-word="false">
        <style:tab-stops/>
      </style:paragraph-properties>
      <style:text-properties style:font-name="Calibri" fo:font-size="12pt" style:text-underline-style="none" fo:font-weight="normal" style:font-size-asian="12pt" style:font-weight-asian="normal" style:font-size-complex="12pt" style:font-weight-complex="normal"/>
    </style:style>
    <style:style style:name="P17" style:family="paragraph" style:parent-style-name="Standard" style:list-style-name="L2">
      <style:paragraph-properties fo:text-align="justify" style:justify-single-word="false"/>
      <style:text-properties style:font-name="Calibri" fo:font-size="12pt" fo:font-style="italic" style:text-underline-style="none" fo:font-weight="bold" style:font-size-asian="12pt" style:font-style-asian="italic" style:font-weight-asian="bold" style:font-size-complex="12pt" style:font-style-complex="italic" style:font-weight-complex="bold"/>
    </style:style>
    <style:style style:name="P18" style:family="paragraph" style:parent-style-name="Standard" style:list-style-name="L4">
      <style:paragraph-properties fo:text-align="justify" style:justify-single-word="false"/>
      <style:text-properties style:font-name="Calibri" fo:font-size="12pt" fo:language="de" fo:country="DE" style:text-underline-style="none" fo:font-weight="normal" style:font-size-asian="12pt" style:font-weight-asian="normal" style:font-size-complex="12pt" style:font-weight-complex="normal"/>
    </style:style>
    <style:style style:name="P19" style:family="paragraph" style:parent-style-name="Standard" style:list-style-name="L5">
      <style:paragraph-properties fo:text-align="justify" style:justify-single-word="false"/>
      <style:text-properties style:font-name="Calibri" fo:font-size="12pt" fo:language="de" fo:country="DE" style:text-underline-style="none" fo:font-weight="normal" style:font-size-asian="12pt" style:font-weight-asian="normal" style:font-size-complex="12pt" style:font-weight-complex="normal"/>
    </style:style>
    <style:style style:name="P20" style:family="paragraph" style:parent-style-name="Standard" style:list-style-name="L6">
      <style:paragraph-properties fo:text-align="justify" style:justify-single-word="false"/>
      <style:text-properties style:font-name="Calibri" fo:font-size="12pt" fo:language="de" fo:country="DE" style:text-underline-style="none" fo:font-weight="normal" style:font-size-asian="12pt" style:font-weight-asian="normal" style:font-size-complex="12pt" style:font-weight-complex="normal"/>
    </style:style>
    <style:style style:name="P21" style:family="paragraph" style:parent-style-name="Standard" style:list-style-name="L7">
      <style:paragraph-properties fo:text-align="justify" style:justify-single-word="false">
        <style:tab-stops/>
      </style:paragraph-properties>
      <style:text-properties style:font-name="Calibri" fo:font-size="12pt" fo:language="de" fo:country="DE" style:text-underline-style="none" fo:font-weight="normal" style:font-size-asian="12pt" style:font-weight-asian="normal" style:font-size-complex="12pt" style:font-weight-complex="normal"/>
    </style:style>
    <style:style style:name="P22" style:family="paragraph" style:parent-style-name="Standard" style:list-style-name="L2">
      <style:paragraph-properties fo:text-align="justify" style:justify-single-word="false"/>
      <style:text-properties style:font-name="Calibri" fo:font-size="12pt" fo:language="de" fo:country="DE" fo:font-style="italic" style:text-underline-style="none" fo:font-weight="bold" style:font-size-asian="12pt" style:font-style-asian="italic" style:font-weight-asian="bold" style:font-size-complex="12pt" style:font-style-complex="italic" style:font-weight-complex="bold"/>
    </style:style>
    <style:style style:name="P23" style:family="paragraph" style:parent-style-name="Standard" style:list-style-name="L2">
      <style:paragraph-properties fo:text-align="justify" style:justify-single-word="false">
        <style:tab-stops/>
      </style:paragraph-properties>
      <style:text-properties style:font-name="Calibri" fo:font-size="12pt" fo:language="de" fo:country="DE" fo:font-style="normal" style:text-underline-style="none" fo:font-weight="normal" style:font-size-asian="12pt" style:font-style-asian="normal" style:font-weight-asian="normal" style:font-size-complex="12pt" style:font-style-complex="normal" style:font-weight-complex="normal"/>
    </style:style>
    <style:style style:name="P24" style:family="paragraph" style:parent-style-name="Standard" style:list-style-name="L2">
      <style:paragraph-properties fo:text-align="justify" style:justify-single-word="false"/>
      <style:text-properties style:font-name="Calibri" fo:font-size="12pt" fo:language="en" fo:country="US" fo:font-style="normal" style:text-underline-style="none" fo:font-weight="bold" style:font-size-asian="12pt" style:font-style-asian="normal" style:font-weight-asian="bold" style:font-size-complex="12pt" style:font-style-complex="normal" style:font-weight-complex="bold"/>
    </style:style>
    <style:style style:name="P25" style:family="paragraph" style:parent-style-name="Standard" style:list-style-name="L3">
      <style:paragraph-properties fo:text-align="justify" style:justify-single-word="false"/>
    </style:style>
    <style:style style:name="P26" style:family="paragraph" style:parent-style-name="Standard" style:list-style-name="L5">
      <style:paragraph-properties fo:text-align="justify" style:justify-single-word="false"/>
      <style:text-properties fo:language="de" fo:country="DE"/>
    </style:style>
    <style:style style:name="P27" style:family="paragraph" style:parent-style-name="Standard" style:list-style-name="L4">
      <style:paragraph-properties fo:margin-left="0.5102in" fo:margin-right="0in" fo:text-align="justify" style:justify-single-word="false" fo:text-indent="-0.3228in" style:auto-text-indent="false">
        <style:tab-stops/>
      </style:paragraph-properties>
      <style:text-properties style:font-name="Calibri" fo:font-size="12pt" fo:language="de" fo:country="DE" style:text-underline-style="none" fo:font-weight="normal" style:font-size-asian="12pt" style:font-weight-asian="normal" style:font-size-complex="12pt" style:font-weight-complex="normal"/>
    </style:style>
    <style:style style:name="T1" style:family="text">
      <style:text-properties style:font-name="Calibri" fo:font-size="12pt" style:text-underline-style="none" fo:font-weight="normal" style:font-size-asian="12pt" style:font-weight-asian="normal" style:font-size-complex="12pt" style:font-weight-complex="normal"/>
    </style:style>
    <style:style style:name="T2" style:family="text">
      <style:text-properties style:font-name="Calibri" fo:font-size="12pt" fo:language="de" fo:country="DE" style:text-underline-style="none" fo:font-weight="normal" style:font-size-asian="12pt" style:font-weight-asian="normal" style:font-size-complex="12pt" style:font-weight-complex="normal"/>
    </style:style>
    <style:style style:name="T3" style:family="text">
      <style:text-properties style:font-name="Calibri" fo:font-size="12pt" fo:language="en" fo:country="US" style:text-underline-style="none" fo:font-weight="normal" style:font-size-asian="12pt" style:font-weight-asian="normal" style:font-size-complex="12pt" style:font-weight-complex="normal"/>
    </style:style>
    <style:style style:name="T4" style:family="text">
      <style:text-properties fo:language="de" fo:country="DE"/>
    </style:style>
    <style:style style:name="T5" style:family="text">
      <style:text-properties fo:language="de" fo:country="DE"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language="en" fo:country="U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st-User-Story: Memory-Spiel</text:p>
      <text:p text:style-name="P1"/>
      <text:p text:style-name="P2"/>
      <text:list xml:id="list7561933382290907915" text:style-name="L1">
        <text:list-item>
          <text:p text:style-name="P11">Spiel starten</text:p>
          <text:p text:style-name="P13">_ Vorgehen: Der Spieler befindet sich in der Stadt Berlin und klickt auf dem Button vom Memory Spiel.</text:p>
          <text:p text:style-name="P13">_Erwartetes Ergebnis: Der Spieler wird zu dem Spiel navigiert.</text:p>
          <text:p text:style-name="P13">_ Test Ergebniss: <text:span text:style-name="T4">erfolgreiche Weiterleitung.</text:span></text:p>
        </text:list-item>
      </text:list>
      <text:p text:style-name="P3"/>
      <text:list xml:id="list8742945707312121565" text:style-name="L2">
        <text:list-item>
          <text:p text:style-name="P12">Spielablauf</text:p>
          <text:p text:style-name="P17">Fall 1<text:span text:style-name="T4">: Konfiguration Button</text:span></text:p>
          <text:p text:style-name="P14">_ Vorgehen : <text:s/><text:span text:style-name="T4">Während des Spieles, kann man</text:span> <text:span text:style-name="T4">jederzeit </text:span>auf dem kleinen Pop Up oben rechts <text:span text:style-name="T4">klicken</text:span>. </text:p>
          <text:p text:style-name="P14">_Erwartetes Ergebnis: </text:p>
        </text:list-item>
      </text:list>
      <text:list xml:id="list470611600734157478" text:style-name="L3">
        <text:list-item>
          <text:p text:style-name="P25"><text:span text:style-name="T1">ein Konfiguarion Pop Up wird angezeigt. </text:span><text:span text:style-name="T2">Das Spiel pausiert.</text:span></text:p>
        </text:list-item>
      </text:list>
      <text:list xml:id="list3601389742356531571" text:style-name="L4">
        <text:list-item>
          <text:p text:style-name="P15">Mit dem Button “Musik aus” kann die Musik an/aus gemacht werden. </text:p>
        </text:list-item>
        <text:list-item>
          <text:p text:style-name="P15">Mit dem Button “Sound aus” kann der Ton an/aus gemacht werden. (in diesem Spiel gibt es keinen Ton, dieser Fall wird daher nicht betrachtet.</text:p>
        </text:list-item>
        <text:list-item>
          <text:p text:style-name="P15">Mit dem Button “Spiel verlassen” wird der Spieler wieder zum Menu der zugeh<text:span text:style-name="T4">örigen Stadt navigiert. Hier kann der Spieler sich entscheiden, noch mal das Spiel oder ein anderes Spiel zu wählen. Beim Wählen des gleichen Spiel soll es wie zum ersten Mal einwandfrei funktionieren.</text:span></text:p>
        </text:list-item>
        <text:list-item>
          <text:p text:style-name="P18">Mit dem Button „Weiter spielen“ verschwindet das Pop Up und der Spieler kann weiter spielen.</text:p>
          <text:p text:style-name="P27">_ Test Ergebniss: funktioniert wie erwartet.</text:p>
        </text:list-item>
      </text:list>
      <text:p text:style-name="P9"/>
      <text:list xml:id="list34673403" text:continue-list="list8742945707312121565" text:style-name="L2">
        <text:list-header>
          <text:p text:style-name="P22">Fall 2: Spiel<text:span text:style-name="T7">logik</text:span></text:p>
          <text:p text:style-name="P24">Verhalten von Karten und Punktesammlung</text:p>
          <text:p text:style-name="P14">_ Vorgehen : <text:s/><text:span text:style-name="T4">Man klickt auf eine Karte, um diese Karte aufzudecken. Hier sollen Paare von identischen Karten gefunden werden.</text:span></text:p>
          <text:p text:style-name="P14">_Erwartetes Ergebnis: </text:p>
        </text:list-header>
      </text:list>
      <text:list xml:id="list580758365902598308" text:style-name="L5">
        <text:list-item>
          <text:p text:style-name="P19">Beim Aufdecken 2 identischer Karten, bleiben diese auf.</text:p>
        </text:list-item>
        <text:list-item>
          <text:p text:style-name="P26"><text:span text:style-name="T1">Beim Aufdecken 2 unterschiedlicher Karten, bleiben sie für eine kürze Zeit auf und danach werden sie wieder zugedeckt. Während sie noch aufgedeckt sind, kann keine dritte Karte augedeckt werden. </text:span><text:span text:style-name="T3">Wenn man in diesem Fall versucht, auf eine andere Karte klicken, wird nichts passieren.</text:span></text:p>
        </text:list-item>
        <text:list-item>
          <text:p text:style-name="P26"><text:span text:style-name="T1">Beim Aufdecken 2 identischer Karten, bekommt der Spieler </text:span><text:span text:style-name="T3">daf</text:span><text:span text:style-name="T1">ür 10 Punkte. Beim Aufdecken 2 unterschiedlicher Karten, wird 5 Punkte von der bisher gesammelten Punkten abgezogen. Das Rechnen von Punkte soll intern ausgeführt und bei der Score Anzeige oben links eingetragen werden.</text:span></text:p>
        </text:list-item>
      </text:list>
      <text:p text:style-name="P5"><text:tab/>_ Test Ergebnis: funktioniert wie erwartet.</text:p>
      <text:p text:style-name="P5"/>
      <text:p text:style-name="P5"><text:tab/><text:span text:style-name="T6">Spielende</text:span></text:p>
      <text:p text:style-name="P5"><text:span text:style-name="T6"><text:tab/></text:span>_Vorgehen : <text:s/>Alle Karten wurden aufgedeckt (alle Paare wurden schon gefunden).</text:p>
      <text:p text:style-name="P5"><text:soft-page-break/><text:tab/>_Erwartetes Ergebnis: </text:p>
      <text:list xml:id="list3699049018304902804" text:style-name="L6">
        <text:list-item>
          <text:p text:style-name="P20">Abhängig von der gesammelten Punkten am Ende des Spiels, gewinnt man etwas. Ein großes Loot Pop Up in Mitte zusammen mit einem kleinen verschwindenden Loot Pop Up oben werden am Ende des Spiel angezeigt, um den Spieler mitzuteilen, was er im Spiel gewonnen hat. Man kann hier außer des Button OK von dem Pop Up nicht wo anders anklicken.</text:p>
        </text:list-item>
        <text:list-item>
          <text:p text:style-name="P16"><text:span text:style-name="T4">Beim Klicken auf dem OK Button vom Loot Pop Up, wird dieses Pop Up verschwinden. Das Replay Pop Up wird dann angezeigt. Hier gibt es 2 Buttons: „</text:span><text:span text:style-name="T7">J</text:span><text:span text:style-name="T4">a, gerne“ Button und „Nein, danke“ Button. Beim Klicken auf „Ja, gerne“ Button wird das Spiel neugestartet (neuer Hintergrund, Punkte werden wieder auf 0 gesetzt, Karten werden gemischt und zugedeckt). Beim Klicken auf „Nein, danke“ Button wird der Spieler wieder zur zugehörigen Stadt navigiert.</text:span></text:p>
        </text:list-item>
      </text:list>
      <text:p text:style-name="P6"><text:tab/>_ Test Ergebnis: funktioniert wie erwartet.</text:p>
      <text:p text:style-name="P7"><text:tab/></text:p>
      <text:p text:style-name="P10">3. Spiel verlassen und neustarten</text:p>
      <text:p text:style-name="P4"><text:span text:style-name="T5"><text:tab/></text:span><text:span text:style-name="T4">_ Vorgehen : <text:s/>Man verlässt das Spiel beim Klicken auf dem Button „Spiel verlassen“ im <text:tab/>Konfiguration Pop Up oder beim Klicken auf dem Button „Nein, danke“ </text:span><text:span text:style-name="T7">im Replay Pop Up </text:span><text:span text:style-name="T4">am <text:tab/>Ende des Spiels. Danach befindet sich man wieder in Berlin. Man klickt noch mal auf dem <text:tab/>Button vom Memory <text:tab/>Spiel </text:span><text:span text:style-name="T7">und wird wieder zu dem Spiel weitergeleitet</text:span><text:span text:style-name="T4">. </text:span></text:p>
      <text:list xml:id="list34675934" text:continue-list="list34673403" text:style-name="L2">
        <text:list-header>
          <text:p text:style-name="P14">_Erwartetes Ergebnis: </text:p>
        </text:list-header>
      </text:list>
      <text:list xml:id="list215014136766552692" text:style-name="L7">
        <text:list-item>
          <text:p text:style-name="P21">Hier soll ein ganz neue Spielrunde gestartet werden (alle inklusiv Karten, Hintergrund, Punkte werden resettet).</text:p>
        </text:list-item>
      </text:list>
      <text:p text:style-name="P5"><text:tab/>_ Test Ergebnis: funktioniert wie erwartet.</text:p>
      <text:p text:style-name="P8"/>
      <text:list xml:id="list34676706" text:continue-list="list34675934" text:style-name="L2">
        <text:list-header>
          <text:p text:style-name="P23"/>
          <text:p text:style-name="P22"/>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2T13:33:29.79</meta:creation-date>
    <dc:date>2015-01-12T14:50:19.65</dc:date>
    <meta:editing-duration>PT50M4S</meta:editing-duration>
    <meta:editing-cycles>18</meta:editing-cycles>
    <meta:generator>OpenOffice.org/3.4.1$Win32 OpenOffice.org_project/341m1$Build-9593</meta:generator>
    <meta:document-statistic meta:table-count="0" meta:image-count="0" meta:object-count="0" meta:page-count="2" meta:paragraph-count="35" meta:word-count="547" meta:character-count="3449"/>
  </office:meta>
</office:document-meta>
</file>